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6.5cm" svg:height="2.5cm" svg:x="3.5cm" svg:y="8.6cm">
          <text:p text:style-name="P1"><text:span text:style-name="T1">DB Table Gateway</text:span></text:p>
          <text:p text:style-name="P1">Insert(), select()...</text:p>
        </draw:rect>
        <draw:rect draw:style-name="gr1" draw:text-style-name="P1" draw:id="id3" draw:layer="layout" svg:width="6.5cm" svg:height="2.5cm" svg:x="11cm" svg:y="8.6cm">
          <text:p text:style-name="P1"><text:span text:style-name="T1">Sql Map</text:span></text:p>
          <text:p text:style-name="P1">execute()</text:p>
        </draw:rect>
        <draw:rect draw:style-name="gr1" draw:text-style-name="P1" draw:id="id2" draw:layer="layout" svg:width="14cm" svg:height="2.5cm" svg:x="3.5cm" svg:y="12.6cm">
          <text:p text:style-name="P1"><text:span text:style-name="T1">Db Handle</text:span></text:p>
          <text:p text:style-name="P1">执行查询,管理链接</text:p>
        </draw:rect>
        <draw:connector draw:style-name="gr2" draw:text-style-name="P1" draw:layer="layout" svg:x1="6.75cm" svg:y1="11.1cm" svg:x2="10.5cm" svg:y2="12.6cm" draw:start-shape="id1" draw:start-glue-point="2" draw:end-shape="id2" svg:d="m6750 11100v750h3750v750">
          <text:p/>
        </draw:connector>
        <draw:connector draw:style-name="gr2" draw:text-style-name="P1" draw:layer="layout" svg:x1="14.25cm" svg:y1="11.1cm" svg:x2="10.5cm" svg:y2="12.6cm" draw:start-shape="id3" draw:end-shape="id2" svg:d="m14250 11100v750h-3750v750">
          <text:p/>
        </draw:connector>
        <draw:rect draw:style-name="gr1" draw:text-style-name="P1" draw:id="id4" draw:layer="layout" svg:width="6.5cm" svg:height="2.5cm" svg:x="3.5cm" svg:y="16.6cm">
          <text:p text:style-name="P1"><text:span text:style-name="T1">DB Connection</text:span></text:p>
          <text:p text:style-name="P1"><text:span text:style-name="T2">Connect(), query()</text:span></text:p>
        </draw:rect>
        <draw:rect draw:style-name="gr1" draw:text-style-name="P1" draw:id="id5" draw:layer="layout" svg:width="6.5cm" svg:height="2.5cm" svg:x="11cm" svg:y="16.6cm">
          <text:p text:style-name="P1"><text:span text:style-name="T1">DB Sql</text:span></text:p>
          <text:p text:style-name="P1">limit(), rollback()</text:p>
        </draw:rect>
        <draw:rect draw:style-name="gr1" draw:text-style-name="P1" draw:id="id6" draw:layer="layout" svg:width="4cm" svg:height="1cm" svg:x="4.6cm" svg:y="20.5cm">
          <text:p text:style-name="P1">mysql</text:p>
        </draw:rect>
        <draw:rect draw:style-name="gr1" draw:text-style-name="P1" draw:id="id7" draw:layer="layout" svg:width="4cm" svg:height="1cm" svg:x="4.6cm" svg:y="21.8cm">
          <text:p text:style-name="P1">mysqli</text:p>
        </draw:rect>
        <draw:rect draw:style-name="gr1" draw:text-style-name="P1" draw:id="id8" draw:layer="layout" svg:width="4cm" svg:height="1cm" svg:x="4.6cm" svg:y="23.1cm">
          <text:p text:style-name="P1">pdo_mysql</text:p>
        </draw:rect>
        <draw:connector draw:style-name="gr2" draw:text-style-name="P1" draw:layer="layout" svg:x1="10.5cm" svg:y1="15.1cm" svg:x2="6.75cm" svg:y2="16.6cm" draw:start-shape="id2" draw:end-shape="id4" svg:d="m10500 15100v750h-3750v750">
          <text:p/>
        </draw:connector>
        <draw:connector draw:style-name="gr2" draw:text-style-name="P1" draw:layer="layout" svg:x1="10.5cm" svg:y1="15.1cm" svg:x2="14.25cm" svg:y2="16.6cm" draw:start-shape="id2" draw:end-shape="id5" svg:d="m10500 15100v750h3750v750">
          <text:p/>
        </draw:connector>
        <draw:connector draw:style-name="gr2" draw:text-style-name="P1" draw:layer="layout" svg:x1="3.5cm" svg:y1="17.85cm" svg:x2="4.6cm" svg:y2="21cm" draw:start-shape="id4" draw:start-glue-point="3" draw:end-shape="id6" draw:end-glue-point="3" svg:d="m3500 17850h-500v3150h1600">
          <text:p/>
        </draw:connector>
        <draw:connector draw:style-name="gr2" draw:text-style-name="P1" draw:layer="layout" svg:x1="3.5cm" svg:y1="17.85cm" svg:x2="4.6cm" svg:y2="22.3cm" draw:start-shape="id4" draw:end-shape="id7" draw:end-glue-point="3" svg:d="m3500 17850h-500v4450h1600">
          <text:p/>
        </draw:connector>
        <draw:connector draw:style-name="gr2" draw:text-style-name="P1" draw:layer="layout" svg:x1="3.5cm" svg:y1="17.85cm" svg:x2="4.6cm" svg:y2="23.6cm" draw:start-shape="id4" draw:start-glue-point="3" draw:end-shape="id8" draw:end-glue-point="3" svg:d="m3500 17850h-500v5750h1600">
          <text:p/>
        </draw:connector>
        <draw:rect draw:style-name="gr1" draw:text-style-name="P1" draw:id="id9" draw:layer="layout" svg:width="6.5cm" svg:height="3.5cm" svg:x="11cm" svg:y="20.5cm">
          <text:p text:style-name="P1">Mysql</text:p>
        </draw:rect>
        <draw:connector draw:style-name="gr2" draw:text-style-name="P1" draw:layer="layout" svg:x1="14.25cm" svg:y1="19.1cm" svg:x2="14.25cm" svg:y2="20.5cm" draw:start-shape="id5" draw:start-glue-point="2" draw:end-shape="id9" draw:end-glue-point="0" svg:d="m14250 19100v1400">
          <text:p/>
        </draw:connector>
        <draw:rect draw:style-name="gr1" draw:text-style-name="P1" draw:id="id10" draw:layer="layout" svg:width="14cm" svg:height="2.5cm" svg:x="3.5cm" svg:y="4.6cm">
          <text:p text:style-name="P1"><text:span text:style-name="T1">DB</text:span></text:p>
          <text:p text:style-name="P1">Init(), getDTG(), getSqlMap(), getDbHandle()</text:p>
        </draw:rect>
        <draw:connector draw:style-name="gr2" draw:text-style-name="P1" draw:layer="layout" svg:x1="10.5cm" svg:y1="7.1cm" svg:x2="6.75cm" svg:y2="8.6cm" draw:start-shape="id10" draw:end-shape="id1" draw:end-glue-point="0" svg:d="m10500 7100v750h-3750v750">
          <text:p/>
        </draw:connector>
        <draw:connector draw:style-name="gr2" draw:text-style-name="P1" draw:layer="layout" svg:x1="10.5cm" svg:y1="7.1cm" svg:x2="14.25cm" svg:y2="8.6cm" draw:start-shape="id10" draw:end-shape="id3" svg:d="m10500 7100v750h3750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8T09:46:31.48</meta:creation-date>
    <dc:date>2009-12-28T13:07:44.90</dc:date>
    <meta:editing-duration>PT02H20M41S</meta:editing-duration>
    <meta:editing-cycles>2</meta:editing-cycles>
    <meta:generator>OpenOffice.org/3.0$Win32 OpenOffice.org_project/300m9$Build-9358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